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3db0e" officeooo:paragraph-rsid="0013db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508e0" officeooo:paragraph-rsid="001508e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68ab1" officeooo:paragraph-rsid="00168ab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170ff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1a00f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1d09e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24177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262f6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289a9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29c47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2b962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2cd4c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2e37f7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2fe9a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19dd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38825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3a904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4f7b6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1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5b1bb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9103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a6e7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b6fa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ed97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3f4d5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32d0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3a4c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2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2c0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94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181dc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1bad1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1d09e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200f9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2220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24dc4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289a9c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2b962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3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2e37f7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33a904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3694a3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39103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81dc3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d09ea" officeooo:paragraph-rsid="001d09e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6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20eba7" officeooo:paragraph-rsid="0020eba7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7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3694a3" officeooo:paragraph-rsid="0039644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8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3b6fa8" officeooo:paragraph-rsid="003b6fa8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49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0094e" officeooo:paragraph-rsid="0040094e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0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32d09" officeooo:paragraph-rsid="00432d09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1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494bd" officeooo:paragraph-rsid="004494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2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494bd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3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70ff5" officeooo:paragraph-rsid="00462ae1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4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4507c0" officeooo:paragraph-rsid="004507c0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P55" style:family="paragraph" style:parent-style-name="Standard">
      <style:paragraph-properties fo:orphans="2" fo:widows="2"/>
      <style:text-properties fo:font-variant="normal" fo:text-transform="none" fo:color="#080808" style:font-name="Roboto" fo:font-size="9.75pt" fo:letter-spacing="normal" fo:font-style="normal" fo:font-weight="normal" officeooo:rsid="001d09ea" officeooo:paragraph-rsid="001d09ea" style:font-name-asian="Roboto" style:font-size-asian="9.75pt" style:font-style-asian="normal" style:font-weight-asian="normal" style:font-name-complex="Roboto" style:font-size-complex="9.75pt" style:font-style-complex="normal" style:font-weight-complex="normal"/>
    </style:style>
    <style:style style:name="T1" style:family="text">
      <style:text-properties officeooo:rsid="001967f2"/>
    </style:style>
    <style:style style:name="T2" style:family="text">
      <style:text-properties officeooo:rsid="001a00fd"/>
    </style:style>
    <style:style style:name="T3" style:family="text">
      <style:text-properties officeooo:rsid="001bad18"/>
    </style:style>
    <style:style style:name="T4" style:family="text">
      <style:text-properties officeooo:rsid="001d09ea"/>
    </style:style>
    <style:style style:name="T5" style:family="text">
      <style:text-properties officeooo:rsid="001e52b8"/>
    </style:style>
    <style:style style:name="T6" style:family="text">
      <style:text-properties officeooo:rsid="00200f9c"/>
    </style:style>
    <style:style style:name="T7" style:family="text">
      <style:text-properties officeooo:rsid="002220bd"/>
    </style:style>
    <style:style style:name="T8" style:family="text">
      <style:text-properties officeooo:rsid="0024177d"/>
    </style:style>
    <style:style style:name="T9" style:family="text">
      <style:text-properties officeooo:rsid="0024dc4c"/>
    </style:style>
    <style:style style:name="T10" style:family="text">
      <style:text-properties officeooo:rsid="00262f69"/>
    </style:style>
    <style:style style:name="T11" style:family="text">
      <style:text-properties officeooo:rsid="00289a9c"/>
    </style:style>
    <style:style style:name="T12" style:family="text">
      <style:text-properties officeooo:rsid="002904b3"/>
    </style:style>
    <style:style style:name="T13" style:family="text">
      <style:text-properties officeooo:rsid="002b9621"/>
    </style:style>
    <style:style style:name="T14" style:family="text">
      <style:text-properties officeooo:rsid="002cd4cc"/>
    </style:style>
    <style:style style:name="T15" style:family="text">
      <style:text-properties officeooo:rsid="002e37f7"/>
    </style:style>
    <style:style style:name="T16" style:family="text">
      <style:text-properties officeooo:rsid="002fe9a3"/>
    </style:style>
    <style:style style:name="T17" style:family="text">
      <style:text-properties officeooo:rsid="00319dd1"/>
    </style:style>
    <style:style style:name="T18" style:family="text">
      <style:text-properties officeooo:rsid="00338825"/>
    </style:style>
    <style:style style:name="T19" style:family="text">
      <style:text-properties officeooo:rsid="00347841"/>
    </style:style>
    <style:style style:name="T20" style:family="text">
      <style:text-properties officeooo:rsid="0034f7b6"/>
    </style:style>
    <style:style style:name="T21" style:family="text">
      <style:text-properties officeooo:rsid="0035b1bb"/>
    </style:style>
    <style:style style:name="T22" style:family="text">
      <style:text-properties officeooo:rsid="003694a3"/>
    </style:style>
    <style:style style:name="T23" style:family="text">
      <style:text-properties officeooo:rsid="003739e3"/>
    </style:style>
    <style:style style:name="T24" style:family="text">
      <style:text-properties officeooo:rsid="00390049"/>
    </style:style>
    <style:style style:name="T25" style:family="text">
      <style:text-properties officeooo:rsid="0039103a"/>
    </style:style>
    <style:style style:name="T26" style:family="text">
      <style:text-properties officeooo:rsid="003a6e71"/>
    </style:style>
    <style:style style:name="T27" style:family="text">
      <style:text-properties officeooo:rsid="003b6fa8"/>
    </style:style>
    <style:style style:name="T28" style:family="text">
      <style:text-properties officeooo:rsid="003ed979"/>
    </style:style>
    <style:style style:name="T29" style:family="text">
      <style:text-properties officeooo:rsid="003f4d58"/>
    </style:style>
    <style:style style:name="T30" style:family="text">
      <style:text-properties officeooo:rsid="004081fa"/>
    </style:style>
    <style:style style:name="T31" style:family="text">
      <style:text-properties officeooo:rsid="00432d09"/>
    </style:style>
    <style:style style:name="T32" style:family="text">
      <style:text-properties officeooo:rsid="0043a4c1"/>
    </style:style>
    <style:style style:name="T33" style:family="text">
      <style:text-properties officeooo:rsid="00442c0e"/>
    </style:style>
    <style:style style:name="T34" style:family="text">
      <style:text-properties officeooo:rsid="004494bd"/>
    </style:style>
    <style:style style:name="T35" style:family="text">
      <style:text-properties officeooo:rsid="00462a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Gianmarco</text:p>
      <text:p text:style-name="P21"><text:span text:style-name="T22">Mon</text:span> <text:span text:style-name="T12">Aug 20</text:span><text:tab/><text:tab/><text:tab/><text:tab/><text:span text:style-name="T23">4</text:span></text:p>
      <text:p text:style-name="P21"><text:span text:style-name="T14">Tue</text:span> <text:span text:style-name="T12">Aug 21</text:span><text:tab/><text:tab/><text:tab/><text:tab/><text:span text:style-name="T23">4</text:span></text:p>
      <text:p text:style-name="P21"><text:span text:style-name="T26">Thu</text:span> <text:span text:style-name="T12">Aug 23</text:span><text:tab/><text:tab/><text:tab/><text:tab/><text:span text:style-name="T24">5.5</text:span></text:p>
      <text:p text:style-name="P43"/>
      <text:p text:style-name="P22"><text:span text:style-name="T26">Tue</text:span> <text:span text:style-name="T12">Aug 28</text:span><text:tab/><text:tab/><text:tab/><text:tab/><text:span text:style-name="T26">5.5</text:span></text:p>
      <text:p text:style-name="P24"><text:span text:style-name="T28">Wed</text:span> <text:span text:style-name="T12">Aug 29</text:span><text:tab/><text:tab/><text:tab/><text:tab/><text:span text:style-name="T28">5</text:span></text:p>
      <text:p text:style-name="P26"><text:span text:style-name="T26">Thu</text:span> <text:span text:style-name="T12">Aug 30</text:span><text:tab/><text:tab/><text:tab/><text:tab/><text:span text:style-name="T30">4</text:span></text:p>
      <text:p text:style-name="P44"/>
      <text:p text:style-name="P25"><text:span text:style-name="T26">Tue</text:span> <text:span text:style-name="T29">Sept 4</text:span><text:tab/><text:tab/><text:tab/><text:tab/><text:span text:style-name="T29">4.5</text:span></text:p>
      <text:p text:style-name="P27"><text:span text:style-name="T31">Wed</text:span> <text:span text:style-name="T29">Sept 5</text:span><text:tab/><text:tab/><text:tab/><text:tab/><text:span text:style-name="T29">5.5</text:span></text:p>
      <text:p text:style-name="P27"/>
      <text:p text:style-name="P29"><text:span text:style-name="T32">Mon</text:span> <text:span text:style-name="T29">Sept 10</text:span><text:tab/><text:tab/><text:tab/><text:tab/><text:span text:style-name="T33">4</text:span></text:p>
      <text:p text:style-name="P30"><text:span text:style-name="T34">Tue</text:span> <text:span text:style-name="T29">Sept 11</text:span><text:tab/><text:tab/><text:tab/><text:tab/><text:span text:style-name="T33">4</text:span></text:p>
      <text:p text:style-name="P53"><text:span text:style-name="T35">Thu</text:span> <text:span text:style-name="T29">Sept 13</text:span><text:tab/><text:tab/><text:tab/><text:tab/><text:span text:style-name="T35">4</text:span></text:p>
      <text:p text:style-name="P53"/>
      <text:p text:style-name="P29"/>
      <text:p text:style-name="P45"/>
      <text:p text:style-name="P45"/>
      <text:p text:style-name="P48">Michelle</text:p>
      <text:p text:style-name="P23"><text:span text:style-name="T22">Mon</text:span> <text:span text:style-name="T12">Aug 20</text:span><text:tab/><text:tab/><text:tab/><text:tab/><text:span text:style-name="T27">3</text:span></text:p>
      <text:p text:style-name="P23"/>
      <text:p text:style-name="P23"><text:span text:style-name="T26">Tue</text:span> <text:span text:style-name="T12">Aug 28</text:span><text:tab/><text:tab/><text:tab/><text:tab/><text:span text:style-name="T27">3</text:span></text:p>
      <text:p text:style-name="P24"><text:span text:style-name="T28">Wed</text:span> <text:span text:style-name="T12">Aug 29</text:span><text:tab/><text:tab/><text:tab/><text:tab/><text:span text:style-name="T27">3</text:span></text:p>
      <text:p text:style-name="P24"/>
      <text:p text:style-name="P25"><text:span text:style-name="T26">Tue</text:span> <text:span text:style-name="T29">Sept 4</text:span><text:tab/><text:tab/><text:tab/><text:tab/><text:span text:style-name="T27">3.5</text:span></text:p>
      <text:p text:style-name="P27"><text:span text:style-name="T31">Wed</text:span> <text:span text:style-name="T29">Sept 5</text:span><text:tab/><text:tab/><text:tab/><text:tab/><text:span text:style-name="T31">3</text:span></text:p>
      <text:p text:style-name="P27"/>
      <text:p text:style-name="P28"><text:span text:style-name="T32">Mon</text:span> <text:span text:style-name="T29">Sept 10</text:span><text:tab/><text:tab/><text:tab/><text:tab/><text:span text:style-name="T31">3</text:span></text:p>
      <text:p text:style-name="P30"><text:span text:style-name="T34">Tue</text:span> <text:span text:style-name="T29">Sept 11</text:span><text:tab/><text:tab/><text:tab/><text:tab/><text:span text:style-name="T34">3</text:span></text:p>
      <text:p text:style-name="P30"/>
      <text:p text:style-name="P28"/>
      <text:p text:style-name="P28"/>
      <text:p text:style-name="P23"/>
      <text:p text:style-name="P23"/>
      <text:p text:style-name="P49">Alex</text:p>
      <text:p text:style-name="P49">Fri Aug 31<text:tab/><text:tab/><text:tab/><text:tab/>3.5</text:p>
      <text:p text:style-name="P23"/>
      <text:p text:style-name="P27"><text:span text:style-name="T31">Wed</text:span> <text:span text:style-name="T29">Sept 5</text:span><text:tab/><text:tab/><text:tab/><text:tab/><text:span text:style-name="T31">4</text:span></text:p>
      <text:p text:style-name="P50">Fri Sept 7<text:tab/><text:tab/><text:tab/><text:tab/>4</text:p>
      <text:p text:style-name="P23"/>
      <text:p text:style-name="P30"><text:span text:style-name="T34">Tue</text:span> <text:span text:style-name="T29">Sept 11</text:span><text:tab/><text:tab/><text:tab/><text:tab/><text:span text:style-name="T33">4</text:span></text:p>
      <text:p text:style-name="P30"/>
      <text:p text:style-name="P45"/>
      <text:p text:style-name="P45"/>
      <text:p text:style-name="P45"/>
      <text:p text:style-name="P45"/>
      <text:p text:style-name="P51">Derek</text:p>
      <text:p text:style-name="P30"><text:span text:style-name="T34">Tue</text:span> <text:span text:style-name="T29">Sept 11</text:span><text:tab/><text:tab/><text:tab/><text:tab/><text:span text:style-name="T34">1.5</text:span></text:p>
      <text:p text:style-name="P54">Thu Sept 13<text:tab/><text:tab/><text:tab/><text:tab/>absent</text:p>
      <text:p text:style-name="P30"/>
      <text:p text:style-name="P30"/>
      <text:p text:style-name="P45"/>
      <text:p text:style-name="P45"/>
      <text:p text:style-name="P45"/>
      <text:p text:style-name="P45"/>
      <text:p text:style-name="P45">Brigden</text:p>
      <text:p text:style-name="P1">Fri June 8 – 9:00 – 12:00<text:tab/><text:tab/>3 </text:p>
      <text:p text:style-name="P1"/>
      <text:p text:style-name="P1"><text:soft-page-break/>Mon June 11 – 9:00 – 4:00<text:tab/><text:tab/>7 </text:p>
      <text:p text:style-name="P1">Thu June 14 – 9:00 – 1:00 <text:tab/><text:tab/>4</text:p>
      <text:p text:style-name="P1">Fri June 15 – 9:00 – 2:00<text:tab/><text:tab/>5</text:p>
      <text:p text:style-name="P1"/>
      <text:p text:style-name="P1">Mon June 18 – 9:00 – 12:00<text:tab/><text:tab/>3 </text:p>
      <text:p text:style-name="P2">Fri June 22 <text:tab/><text:tab/><text:tab/><text:tab/>merged files</text:p>
      <text:p text:style-name="P1"/>
      <text:p text:style-name="P1">Fri June 29 – 9:00 – 2:00<text:tab/><text:tab/>5 </text:p>
      <text:p text:style-name="P1">Sat June 30 – 9:00 – 2:00<text:tab/><text:tab/>5 </text:p>
      <text:p text:style-name="P1"/>
      <text:p text:style-name="P2">Wed July 4<text:tab/><text:tab/><text:tab/><text:tab/>added column</text:p>
      <text:p text:style-name="P3">Thu July 5<text:tab/><text:tab/><text:tab/><text:tab/>installed postgresql locally</text:p>
      <text:p text:style-name="P1"/>
      <text:p text:style-name="P4">Mon July 9<text:tab/><text:tab/><text:tab/><text:tab/>6</text:p>
      <text:p text:style-name="P31">Tue July 10<text:tab/><text:tab/><text:tab/><text:tab/>5</text:p>
      <text:p text:style-name="P31">Wed July 11<text:tab/><text:tab/><text:tab/><text:tab/><text:span text:style-name="T1">4</text:span></text:p>
      <text:p text:style-name="P1"/>
      <text:p text:style-name="P46">Week of July 16<text:tab/><text:tab/><text:tab/>none</text:p>
      <text:p text:style-name="P1"/>
      <text:p text:style-name="P5">Mon July <text:span text:style-name="T2">23</text:span><text:tab/><text:tab/><text:tab/><text:tab/><text:span text:style-name="T2">5</text:span></text:p>
      <text:p text:style-name="P32">Tue July <text:span text:style-name="T3">24</text:span><text:tab/><text:tab/><text:tab/><text:tab/>5</text:p>
      <text:p text:style-name="P45"/>
      <text:p text:style-name="P7">Mon July <text:span text:style-name="T2">30</text:span><text:tab/><text:tab/><text:tab/><text:tab/><text:span text:style-name="T8">5</text:span></text:p>
      <text:p text:style-name="P8"><text:span text:style-name="T10">Tue</text:span> July <text:span text:style-name="T2">31</text:span><text:tab/><text:tab/><text:tab/><text:tab/><text:span text:style-name="T10">1</text:span></text:p>
      <text:p text:style-name="P9"><text:span text:style-name="T12">Wed</text:span> <text:span text:style-name="T12">Aug 1</text:span><text:tab/><text:tab/><text:tab/><text:tab/><text:span text:style-name="T11">4.5</text:span></text:p>
      <text:p text:style-name="P37"/>
      <text:p text:style-name="P11"><text:span text:style-name="T13">Mon</text:span> <text:span text:style-name="T12">Aug 6</text:span><text:tab/><text:tab/><text:tab/><text:tab/><text:span text:style-name="T11">5</text:span></text:p>
      <text:p text:style-name="P12"><text:span text:style-name="T14">Tue</text:span> <text:span text:style-name="T12">Aug 7</text:span><text:tab/><text:tab/><text:tab/><text:tab/><text:span text:style-name="T14">6</text:span></text:p>
      <text:p text:style-name="P13"><text:span text:style-name="T15">Wed</text:span> <text:span text:style-name="T12">Aug 8</text:span><text:tab/><text:tab/><text:tab/><text:tab/><text:span text:style-name="T15">4</text:span></text:p>
      <text:p text:style-name="P39"/>
      <text:p text:style-name="P14"><text:span text:style-name="T16">Mon</text:span> <text:span text:style-name="T12">Aug 13</text:span><text:tab/><text:tab/><text:tab/><text:tab/><text:span text:style-name="T16">5</text:span></text:p>
      <text:p text:style-name="P15"><text:span text:style-name="T14">Tue</text:span> <text:span text:style-name="T12">Aug 14</text:span><text:tab/><text:tab/><text:tab/><text:tab/><text:span text:style-name="T17">2</text:span></text:p>
      <text:p text:style-name="P16"><text:span text:style-name="T18">Wed</text:span> <text:span text:style-name="T12">Aug 15</text:span><text:tab/><text:tab/><text:tab/><text:tab/><text:span text:style-name="T18">5</text:span></text:p>
      <text:p text:style-name="P16"/>
      <text:p text:style-name="P18"><text:span text:style-name="T16">Mon</text:span> <text:span text:style-name="T12">Aug 20</text:span><text:tab/><text:tab/><text:tab/><text:tab/><text:span text:style-name="T20">2.5</text:span></text:p>
      <text:p text:style-name="P19"><text:span text:style-name="T21">Wed</text:span> <text:span text:style-name="T12">Aug 22</text:span><text:tab/><text:tab/><text:tab/><text:tab/><text:span text:style-name="T21">2.5 hangouts</text:span></text:p>
      <text:p text:style-name="P19"/>
      <text:p text:style-name="P45"/>
      <text:p text:style-name="P45"/>
      <text:p text:style-name="P45">Rakshaa</text:p>
      <text:p text:style-name="P6"><text:span text:style-name="T4">Thu</text:span> July <text:span text:style-name="T4">19</text:span><text:tab/><text:tab/><text:tab/><text:tab/><text:span text:style-name="T4">6</text:span></text:p>
      <text:p text:style-name="P33"><text:span text:style-name="T4">Fri</text:span> July <text:span text:style-name="T3">20</text:span><text:tab/><text:tab/><text:tab/><text:tab/><text:span text:style-name="T4">6</text:span></text:p>
      <text:p text:style-name="P45"/>
      <text:p text:style-name="P6">Mon July <text:span text:style-name="T2">23</text:span><text:tab/><text:tab/><text:tab/><text:tab/><text:span text:style-name="T2">5</text:span></text:p>
      <text:p text:style-name="P33">Tue July <text:span text:style-name="T3">24</text:span><text:tab/><text:tab/><text:tab/><text:tab/><text:span text:style-name="T5">6</text:span></text:p>
      <text:p text:style-name="P34"><text:span text:style-name="T6">Wed</text:span> July <text:span text:style-name="T3">25</text:span><text:tab/><text:tab/><text:tab/><text:tab/><text:span text:style-name="T6">4</text:span></text:p>
      <text:p text:style-name="P35"><text:span text:style-name="T7">Fri</text:span> July <text:span text:style-name="T3">27</text:span><text:tab/><text:tab/><text:tab/><text:tab/><text:span text:style-name="T6">4</text:span></text:p>
      <text:p text:style-name="P35"/>
      <text:p text:style-name="P7">Mon July <text:span text:style-name="T2">30</text:span><text:tab/><text:tab/><text:tab/><text:tab/><text:span text:style-name="T9">6</text:span></text:p>
      <text:p text:style-name="P36">Tue July <text:span text:style-name="T9">31</text:span><text:tab/><text:tab/><text:tab/><text:tab/><text:span text:style-name="T9">5</text:span></text:p>
      <text:p text:style-name="P10"><text:span text:style-name="T12">Wed</text:span> <text:span text:style-name="T12">Aug 1</text:span><text:tab/><text:tab/><text:tab/><text:tab/><text:span text:style-name="T11">5</text:span></text:p>
      <text:p text:style-name="P11"><text:span text:style-name="T13">Fri</text:span> <text:span text:style-name="T12">Aug 3</text:span><text:tab/><text:tab/><text:tab/><text:tab/><text:span text:style-name="T13">3</text:span></text:p>
      <text:p text:style-name="P38"/>
      <text:p text:style-name="P11"><text:span text:style-name="T13">Mon</text:span> <text:span text:style-name="T12">Aug 6</text:span><text:tab/><text:tab/><text:tab/><text:tab/><text:span text:style-name="T11">5</text:span></text:p>
      <text:p text:style-name="P12"><text:span text:style-name="T14">Tue</text:span> <text:span text:style-name="T12">Aug 7</text:span><text:tab/><text:tab/><text:tab/><text:tab/><text:span text:style-name="T14">4</text:span></text:p>
      <text:p text:style-name="P13"><text:span text:style-name="T15">Wed</text:span> <text:span text:style-name="T12">Aug 8</text:span><text:tab/><text:tab/><text:tab/><text:tab/><text:span text:style-name="T15">3</text:span></text:p>
      <text:p text:style-name="P39"/>
      <text:p text:style-name="P17"><text:span text:style-name="T13">Fri</text:span> <text:span text:style-name="T12">Aug 17</text:span><text:tab/><text:tab/><text:tab/><text:tab/><text:span text:style-name="T19">3.5</text:span></text:p>
      <text:p text:style-name="P40"/>
      <text:p text:style-name="P18"><text:soft-page-break/><text:span text:style-name="T14">Tue</text:span> <text:span text:style-name="T12">Aug 21</text:span><text:tab/><text:tab/><text:tab/><text:tab/><text:span text:style-name="T20">3</text:span></text:p>
      <text:p text:style-name="P20"><text:span text:style-name="T13">Fri</text:span> <text:span text:style-name="T12">Aug 24</text:span><text:tab/><text:tab/><text:tab/><text:tab/><text:span text:style-name="T25">2</text:span></text:p>
      <text:p text:style-name="P42"/>
      <text:p text:style-name="P45"/>
      <text:p text:style-name="P45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59:23.545009476</meta:creation-date>
    <meta:generator>LibreOffice/5.1.6.2$Linux_X86_64 LibreOffice_project/10m0$Build-2</meta:generator>
    <dc:date>2018-09-13T17:03:55.888152561</dc:date>
    <meta:editing-duration>P45DT21H1M49S</meta:editing-duration>
    <meta:editing-cycles>48</meta:editing-cycles>
    <meta:document-statistic meta:table-count="0" meta:image-count="0" meta:object-count="0" meta:page-count="3" meta:paragraph-count="73" meta:word-count="294" meta:character-count="1250" meta:non-whitespace-character-count="822"/>
  </office:meta>
</office:document-meta>
</file>